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89187188893450484" text:style-name="L1">
        <text:list-item>
          <text:p text:style-name="P1">В этом дне тренинга мы изучим основные термины бухгалтерского учета – необходимые минимум, чтобы общаться с бухгалтером на одном языке.</text:p>
        </text:list-item>
        <text:list-item>
          <text:p text:style-name="P1">Рассмотрим основной принцип бухгалтерского учета – принцип двойной записи.</text:p>
        </text:list-item>
        <text:list-item>
          <text:p text:style-name="P1">Введем понятие счета бухгалтерского учета – активные и пассивные счета.</text:p>
        </text:list-item>
        <text:list-item>
          <text:p text:style-name="P1">Приведем примеры хозяйственных (торговых) операций и покажем, как они отражаются в бухгалтерском учете.</text:p>
        </text:list-item>
        <text:list-item>
          <text:p text:style-name="P1">Сформируем проведения по счетам бухгалтерского учета на примере: поступления товаров, реализации товаров и оплаты долга поставщику.</text:p>
        </text:list-item>
        <text:list-item>
          <text:p text:style-name="P1">Рассмотрим основной бухгалтерский отчет – баланс, и выполним его построение для ряда хозяйственных операций.</text:p>
        </text:list-item>
        <text:list-item>
          <text:p text:style-name="P1">В заключение рассмотрим объекты платформы, которые позволяют автоматизировать бухгалтерский учет. Создадим новый план счетов и определим в нем счета, необходимый для бухгалтерского учета нашей компании.</text:p>
        </text:list-item>
        <text:list-item>
          <text:p text:style-name="P1">А также создадим объект, где будут храниться все сделанные проведения – регистр бухгалтерии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OpenOffice.org/3.4.1$Win32 OpenOffice.org_project/341m1$Build-9593</meta:generator>
    <dc:date>2013-11-27T09:30:30.90</dc:date>
    <meta:document-statistic meta:table-count="0" meta:image-count="0" meta:object-count="0" meta:page-count="1" meta:paragraph-count="8" meta:word-count="128" meta:character-count="924"/>
    <meta:user-defined meta:name="Info 1"/>
    <meta:user-defined meta:name="Info 2"/>
    <meta:user-defined meta:name="Info 3"/>
    <meta:user-defined meta:name="Info 4"/>
  </office:meta>
</office:document-meta>
</file>